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GD" table:style-name="ta1">
        <table:shapes>
          <draw:frame draw:z-index="0" draw:style-name="gr1" draw:text-style-name="P1" svg:width="15.999cm" svg:height="8.999cm" svg:x="7.529cm" svg:y="0.1cm">
            <draw:object draw:notify-on-update-of-ranges="SGD.A1:SGD.A1 SGD.A2:SGD.A51 SGD.C1:SGD.C1 SGD.C2:SGD.C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Эпоха</text:p>
          </table:table-cell>
          <table:table-cell office:value-type="string" calcext:value-type="string">
            <text:p>Точность</text:p>
          </table:table-cell>
          <table:table-cell office:value-type="string" calcext:value-type="string">
            <text:p>Функция потер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9" calcext:value-type="float">
            <text:p>16,09</text:p>
          </table:table-cell>
          <table:table-cell office:value-type="float" office:value="2.29847484" calcext:value-type="float">
            <text:p>2,29847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71" calcext:value-type="float">
            <text:p>27,71</text:p>
          </table:table-cell>
          <table:table-cell office:value-type="float" office:value="2.29252971" calcext:value-type="float">
            <text:p>2,292529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.07" calcext:value-type="float">
            <text:p>41,07</text:p>
          </table:table-cell>
          <table:table-cell office:value-type="float" office:value="2.28027289" calcext:value-type="float">
            <text:p>2,28027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.57" calcext:value-type="float">
            <text:p>35,57</text:p>
          </table:table-cell>
          <table:table-cell office:value-type="float" office:value="2.2438597" calcext:value-type="float">
            <text:p>2,24385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27" calcext:value-type="float">
            <text:p>25,27</text:p>
          </table:table-cell>
          <table:table-cell office:value-type="float" office:value="2.05229168" calcext:value-type="float">
            <text:p>2,052291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.75" calcext:value-type="float">
            <text:p>44,75</text:p>
          </table:table-cell>
          <table:table-cell office:value-type="float" office:value="1.42349924" calcext:value-type="float">
            <text:p>1,423499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.73" calcext:value-type="float">
            <text:p>55,73</text:p>
          </table:table-cell>
          <table:table-cell office:value-type="float" office:value="1.09500416" calcext:value-type="float">
            <text:p>1,09500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.01" calcext:value-type="float">
            <text:p>61,01</text:p>
          </table:table-cell>
          <table:table-cell office:value-type="float" office:value="0.99794735" calcext:value-type="float">
            <text:p>0,997947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.98" calcext:value-type="float">
            <text:p>65,98</text:p>
          </table:table-cell>
          <table:table-cell office:value-type="float" office:value="0.90151267" calcext:value-type="float">
            <text:p>0,901512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.92" calcext:value-type="float">
            <text:p>65,92</text:p>
          </table:table-cell>
          <table:table-cell office:value-type="float" office:value="0.86676237" calcext:value-type="float">
            <text:p>0,866762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.36" calcext:value-type="float">
            <text:p>69,36</text:p>
          </table:table-cell>
          <table:table-cell office:value-type="float" office:value="0.82163158" calcext:value-type="float">
            <text:p>0,821631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.19" calcext:value-type="float">
            <text:p>78,19</text:p>
          </table:table-cell>
          <table:table-cell office:value-type="float" office:value="0.5946012" calcext:value-type="float">
            <text:p>0,59460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.36" calcext:value-type="float">
            <text:p>80,36</text:p>
          </table:table-cell>
          <table:table-cell office:value-type="float" office:value="0.54199836" calcext:value-type="float">
            <text:p>0,541998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3.42" calcext:value-type="float">
            <text:p>83,42</text:p>
          </table:table-cell>
          <table:table-cell office:value-type="float" office:value="0.46234651" calcext:value-type="float">
            <text:p>0,462346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5.71" calcext:value-type="float">
            <text:p>85,71</text:p>
          </table:table-cell>
          <table:table-cell office:value-type="float" office:value="0.39996445" calcext:value-type="float">
            <text:p>0,399964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5.35" calcext:value-type="float">
            <text:p>85,35</text:p>
          </table:table-cell>
          <table:table-cell office:value-type="float" office:value="0.4102172" calcext:value-type="float">
            <text:p>0,41021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5.73" calcext:value-type="float">
            <text:p>85,73</text:p>
          </table:table-cell>
          <table:table-cell office:value-type="float" office:value="0.39563596" calcext:value-type="float">
            <text:p>0,395635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6.65" calcext:value-type="float">
            <text:p>86,65</text:p>
          </table:table-cell>
          <table:table-cell office:value-type="float" office:value="0.37105286" calcext:value-type="float">
            <text:p>0,371052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6.21" calcext:value-type="float">
            <text:p>86,21</text:p>
          </table:table-cell>
          <table:table-cell office:value-type="float" office:value="0.38760124" calcext:value-type="float">
            <text:p>0,387601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6.31" calcext:value-type="float">
            <text:p>86,31</text:p>
          </table:table-cell>
          <table:table-cell office:value-type="float" office:value="0.39706472" calcext:value-type="float">
            <text:p>0,397064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6.69" calcext:value-type="float">
            <text:p>86,69</text:p>
          </table:table-cell>
          <table:table-cell office:value-type="float" office:value="0.39384527" calcext:value-type="float">
            <text:p>0,393845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7.53" calcext:value-type="float">
            <text:p>87,53</text:p>
          </table:table-cell>
          <table:table-cell office:value-type="float" office:value="0.35254923" calcext:value-type="float">
            <text:p>0,352549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7.22" calcext:value-type="float">
            <text:p>87,22</text:p>
          </table:table-cell>
          <table:table-cell office:value-type="float" office:value="0.39110372" calcext:value-type="float">
            <text:p>0,3911037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.44" calcext:value-type="float">
            <text:p>87,44</text:p>
          </table:table-cell>
          <table:table-cell office:value-type="float" office:value="0.39074618" calcext:value-type="float">
            <text:p>0,390746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6.88" calcext:value-type="float">
            <text:p>86,88</text:p>
          </table:table-cell>
          <table:table-cell office:value-type="float" office:value="0.40537237" calcext:value-type="float">
            <text:p>0,4053723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2.38" calcext:value-type="float">
            <text:p>82,38</text:p>
          </table:table-cell>
          <table:table-cell office:value-type="float" office:value="0.69351091" calcext:value-type="float">
            <text:p>0,693510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8.27" calcext:value-type="float">
            <text:p>88,27</text:p>
          </table:table-cell>
          <table:table-cell office:value-type="float" office:value="0.40020487" calcext:value-type="float">
            <text:p>0,400204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6.82" calcext:value-type="float">
            <text:p>86,82</text:p>
          </table:table-cell>
          <table:table-cell office:value-type="float" office:value="0.46723804" calcext:value-type="float">
            <text:p>0,467238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8.37" calcext:value-type="float">
            <text:p>88,37</text:p>
          </table:table-cell>
          <table:table-cell office:value-type="float" office:value="0.40644623" calcext:value-type="float">
            <text:p>0,4064462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7.95" calcext:value-type="float">
            <text:p>87,95</text:p>
          </table:table-cell>
          <table:table-cell office:value-type="float" office:value="0.43192841" calcext:value-type="float">
            <text:p>0,4319284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6.5" calcext:value-type="float">
            <text:p>86,5</text:p>
          </table:table-cell>
          <table:table-cell office:value-type="float" office:value="0.55113226" calcext:value-type="float">
            <text:p>0,551132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8.37" calcext:value-type="float">
            <text:p>88,37</text:p>
          </table:table-cell>
          <table:table-cell office:value-type="float" office:value="0.45259551" calcext:value-type="float">
            <text:p>0,4525955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7.56" calcext:value-type="float">
            <text:p>87,56</text:p>
          </table:table-cell>
          <table:table-cell office:value-type="float" office:value="0.53843258" calcext:value-type="float">
            <text:p>0,538432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6.27" calcext:value-type="float">
            <text:p>86,27</text:p>
          </table:table-cell>
          <table:table-cell office:value-type="float" office:value="0.62395728" calcext:value-type="float">
            <text:p>0,6239572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8.19" calcext:value-type="float">
            <text:p>88,19</text:p>
          </table:table-cell>
          <table:table-cell office:value-type="float" office:value="0.52513472" calcext:value-type="float">
            <text:p>0,5251347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9.06" calcext:value-type="float">
            <text:p>89,06</text:p>
          </table:table-cell>
          <table:table-cell office:value-type="float" office:value="0.46904249" calcext:value-type="float">
            <text:p>0,4690424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6.77" calcext:value-type="float">
            <text:p>86,77</text:p>
          </table:table-cell>
          <table:table-cell office:value-type="float" office:value="0.60564347" calcext:value-type="float">
            <text:p>0,6056434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8.28" calcext:value-type="float">
            <text:p>88,28</text:p>
          </table:table-cell>
          <table:table-cell office:value-type="float" office:value="0.52821067" calcext:value-type="float">
            <text:p>0,5282106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9.47" calcext:value-type="float">
            <text:p>89,47</text:p>
          </table:table-cell>
          <table:table-cell office:value-type="float" office:value="0.51068309" calcext:value-type="float">
            <text:p>0,5106830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8.91" calcext:value-type="float">
            <text:p>88,91</text:p>
          </table:table-cell>
          <table:table-cell office:value-type="float" office:value="0.55627892" calcext:value-type="float">
            <text:p>0,5562789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9.23" calcext:value-type="float">
            <text:p>89,23</text:p>
          </table:table-cell>
          <table:table-cell office:value-type="float" office:value="0.53344314" calcext:value-type="float">
            <text:p>0,5334431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7.81" calcext:value-type="float">
            <text:p>87,81</text:p>
          </table:table-cell>
          <table:table-cell office:value-type="float" office:value="0.53268597" calcext:value-type="float">
            <text:p>0,5326859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9.38" calcext:value-type="float">
            <text:p>89,38</text:p>
          </table:table-cell>
          <table:table-cell office:value-type="float" office:value="0.54421621" calcext:value-type="float">
            <text:p>0,5442162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9.43" calcext:value-type="float">
            <text:p>89,43</text:p>
          </table:table-cell>
          <table:table-cell office:value-type="float" office:value="0.56596683" calcext:value-type="float">
            <text:p>0,5659668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9.5" calcext:value-type="float">
            <text:p>89,5</text:p>
          </table:table-cell>
          <table:table-cell office:value-type="float" office:value="0.62559672" calcext:value-type="float">
            <text:p>0,6255967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9.44" calcext:value-type="float">
            <text:p>89,44</text:p>
          </table:table-cell>
          <table:table-cell office:value-type="float" office:value="0.65731668" calcext:value-type="float">
            <text:p>0,6573166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8.2" calcext:value-type="float">
            <text:p>88,2</text:p>
          </table:table-cell>
          <table:table-cell office:value-type="float" office:value="0.79909257" calcext:value-type="float">
            <text:p>0,7990925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9.51" calcext:value-type="float">
            <text:p>89,51</text:p>
          </table:table-cell>
          <table:table-cell office:value-type="float" office:value="0.68729038" calcext:value-type="float">
            <text:p>0,6872903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9.5" calcext:value-type="float">
            <text:p>89,5</text:p>
          </table:table-cell>
          <table:table-cell office:value-type="float" office:value="0.70724706" calcext:value-type="float">
            <text:p>0,707247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9.49" calcext:value-type="float">
            <text:p>89,49</text:p>
          </table:table-cell>
          <table:table-cell office:value-type="float" office:value="0.72008184" calcext:value-type="float">
            <text:p>0,72008184</text:p>
          </table:table-cell>
        </table:table-row>
      </table:table>
      <table:table table:name="SMD" table:style-name="ta1">
        <table:shapes>
          <draw:frame draw:z-index="0" draw:style-name="gr1" draw:text-style-name="P1" svg:width="15.998cm" svg:height="8.998cm" svg:x="12.837cm" svg:y="6.483cm">
            <draw:object draw:notify-on-update-of-ranges="SMD.A1:SMD.A1 SMD.A2:SMD.A51 SMD.C1:SMD.C1 SMD.C2:SMD.C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Эпоха</text:p>
          </table:table-cell>
          <table:table-cell office:value-type="string" calcext:value-type="string">
            <text:p>Точность</text:p>
          </table:table-cell>
          <table:table-cell office:value-type="string" calcext:value-type="string">
            <text:p>Функция потер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81" calcext:value-type="float">
            <text:p>52,81</text:p>
          </table:table-cell>
          <table:table-cell office:value-type="float" office:value="1.30960115" calcext:value-type="float">
            <text:p>1,30960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12" calcext:value-type="float">
            <text:p>71,12</text:p>
          </table:table-cell>
          <table:table-cell office:value-type="float" office:value="0.73488023" calcext:value-type="float">
            <text:p>0,73488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.27" calcext:value-type="float">
            <text:p>78,27</text:p>
          </table:table-cell>
          <table:table-cell office:value-type="float" office:value="0.5863787" calcext:value-type="float">
            <text:p>0,58637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55" calcext:value-type="float">
            <text:p>78,55</text:p>
          </table:table-cell>
          <table:table-cell office:value-type="float" office:value="0.57392349" calcext:value-type="float">
            <text:p>0,573923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81" calcext:value-type="float">
            <text:p>81,81</text:p>
          </table:table-cell>
          <table:table-cell office:value-type="float" office:value="0.49718215" calcext:value-type="float">
            <text:p>0,49718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.73" calcext:value-type="float">
            <text:p>80,73</text:p>
          </table:table-cell>
          <table:table-cell office:value-type="float" office:value="0.51031763" calcext:value-type="float">
            <text:p>0,510317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2" calcext:value-type="float">
            <text:p>84,2</text:p>
          </table:table-cell>
          <table:table-cell office:value-type="float" office:value="0.44723953" calcext:value-type="float">
            <text:p>0,447239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.11" calcext:value-type="float">
            <text:p>83,11</text:p>
          </table:table-cell>
          <table:table-cell office:value-type="float" office:value="0.47255659" calcext:value-type="float">
            <text:p>0,472556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.74" calcext:value-type="float">
            <text:p>82,74</text:p>
          </table:table-cell>
          <table:table-cell office:value-type="float" office:value="0.47553149" calcext:value-type="float">
            <text:p>0,475531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.98" calcext:value-type="float">
            <text:p>83,98</text:p>
          </table:table-cell>
          <table:table-cell office:value-type="float" office:value="0.45433981" calcext:value-type="float">
            <text:p>0,45433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.97" calcext:value-type="float">
            <text:p>84,97</text:p>
          </table:table-cell>
          <table:table-cell office:value-type="float" office:value="0.42020547" calcext:value-type="float">
            <text:p>0,420205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.83" calcext:value-type="float">
            <text:p>83,83</text:p>
          </table:table-cell>
          <table:table-cell office:value-type="float" office:value="0.44884834" calcext:value-type="float">
            <text:p>0,448848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7.07" calcext:value-type="float">
            <text:p>87,07</text:p>
          </table:table-cell>
          <table:table-cell office:value-type="float" office:value="0.38434297" calcext:value-type="float">
            <text:p>0,384342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7.22" calcext:value-type="float">
            <text:p>87,22</text:p>
          </table:table-cell>
          <table:table-cell office:value-type="float" office:value="0.39178227" calcext:value-type="float">
            <text:p>0,391782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.86" calcext:value-type="float">
            <text:p>86,86</text:p>
          </table:table-cell>
          <table:table-cell office:value-type="float" office:value="0.46216877" calcext:value-type="float">
            <text:p>0,462168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7.69" calcext:value-type="float">
            <text:p>87,69</text:p>
          </table:table-cell>
          <table:table-cell office:value-type="float" office:value="0.41974675" calcext:value-type="float">
            <text:p>0,419746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7.39" calcext:value-type="float">
            <text:p>87,39</text:p>
          </table:table-cell>
          <table:table-cell office:value-type="float" office:value="0.45978986" calcext:value-type="float">
            <text:p>0,459789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.1" calcext:value-type="float">
            <text:p>89,1</text:p>
          </table:table-cell>
          <table:table-cell office:value-type="float" office:value="0.41541389" calcext:value-type="float">
            <text:p>0,415413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.65" calcext:value-type="float">
            <text:p>88,65</text:p>
          </table:table-cell>
          <table:table-cell office:value-type="float" office:value="0.45723703" calcext:value-type="float">
            <text:p>0,457237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6.89" calcext:value-type="float">
            <text:p>86,89</text:p>
          </table:table-cell>
          <table:table-cell office:value-type="float" office:value="0.56967209" calcext:value-type="float">
            <text:p>0,569672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6.64" calcext:value-type="float">
            <text:p>86,64</text:p>
          </table:table-cell>
          <table:table-cell office:value-type="float" office:value="0.66289381" calcext:value-type="float">
            <text:p>0,662893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8.69" calcext:value-type="float">
            <text:p>88,69</text:p>
          </table:table-cell>
          <table:table-cell office:value-type="float" office:value="0.54151539" calcext:value-type="float">
            <text:p>0,541515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9.06" calcext:value-type="float">
            <text:p>89,06</text:p>
          </table:table-cell>
          <table:table-cell office:value-type="float" office:value="0.54152421" calcext:value-type="float">
            <text:p>0,5415242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9.2" calcext:value-type="float">
            <text:p>89,2</text:p>
          </table:table-cell>
          <table:table-cell office:value-type="float" office:value="0.61665429" calcext:value-type="float">
            <text:p>0,616654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8.49" calcext:value-type="float">
            <text:p>88,49</text:p>
          </table:table-cell>
          <table:table-cell office:value-type="float" office:value="0.6712424" calcext:value-type="float">
            <text:p>0,67124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.58" calcext:value-type="float">
            <text:p>89,58</text:p>
          </table:table-cell>
          <table:table-cell office:value-type="float" office:value="0.65831548" calcext:value-type="float">
            <text:p>0,658315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9.92" calcext:value-type="float">
            <text:p>89,92</text:p>
          </table:table-cell>
          <table:table-cell office:value-type="float" office:value="0.63983775" calcext:value-type="float">
            <text:p>0,639837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9.53" calcext:value-type="float">
            <text:p>89,53</text:p>
          </table:table-cell>
          <table:table-cell office:value-type="float" office:value="0.70291847" calcext:value-type="float">
            <text:p>0,702918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.21" calcext:value-type="float">
            <text:p>90,21</text:p>
          </table:table-cell>
          <table:table-cell office:value-type="float" office:value="0.71527955" calcext:value-type="float">
            <text:p>0,7152795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0.26" calcext:value-type="float">
            <text:p>90,26</text:p>
          </table:table-cell>
          <table:table-cell office:value-type="float" office:value="0.76611297" calcext:value-type="float">
            <text:p>0,7661129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0.27" calcext:value-type="float">
            <text:p>90,27</text:p>
          </table:table-cell>
          <table:table-cell office:value-type="float" office:value="0.80770712" calcext:value-type="float">
            <text:p>0,807707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.26" calcext:value-type="float">
            <text:p>90,26</text:p>
          </table:table-cell>
          <table:table-cell office:value-type="float" office:value="0.82577125" calcext:value-type="float">
            <text:p>0,825771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0.29" calcext:value-type="float">
            <text:p>90,29</text:p>
          </table:table-cell>
          <table:table-cell office:value-type="float" office:value="0.83926817" calcext:value-type="float">
            <text:p>0,8392681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0.29" calcext:value-type="float">
            <text:p>90,29</text:p>
          </table:table-cell>
          <table:table-cell office:value-type="float" office:value="0.85771737" calcext:value-type="float">
            <text:p>0,8577173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0.29" calcext:value-type="float">
            <text:p>90,29</text:p>
          </table:table-cell>
          <table:table-cell office:value-type="float" office:value="0.86261742" calcext:value-type="float">
            <text:p>0,8626174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0.28" calcext:value-type="float">
            <text:p>90,28</text:p>
          </table:table-cell>
          <table:table-cell office:value-type="float" office:value="0.87590669" calcext:value-type="float">
            <text:p>0,8759066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0.28" calcext:value-type="float">
            <text:p>90,28</text:p>
          </table:table-cell>
          <table:table-cell office:value-type="float" office:value="0.8861957" calcext:value-type="float">
            <text:p>0,886195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0.27" calcext:value-type="float">
            <text:p>90,27</text:p>
          </table:table-cell>
          <table:table-cell office:value-type="float" office:value="0.92209402" calcext:value-type="float">
            <text:p>0,9220940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0.28" calcext:value-type="float">
            <text:p>90,28</text:p>
          </table:table-cell>
          <table:table-cell office:value-type="float" office:value="0.91623651" calcext:value-type="float">
            <text:p>0,916236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0.27" calcext:value-type="float">
            <text:p>90,27</text:p>
          </table:table-cell>
          <table:table-cell office:value-type="float" office:value="0.89872805" calcext:value-type="float">
            <text:p>0,898728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0.29" calcext:value-type="float">
            <text:p>90,29</text:p>
          </table:table-cell>
          <table:table-cell office:value-type="float" office:value="0.93548451" calcext:value-type="float">
            <text:p>0,9354845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0.27" calcext:value-type="float">
            <text:p>90,27</text:p>
          </table:table-cell>
          <table:table-cell office:value-type="float" office:value="0.92198271" calcext:value-type="float">
            <text:p>0,9219827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0.28" calcext:value-type="float">
            <text:p>90,28</text:p>
          </table:table-cell>
          <table:table-cell office:value-type="float" office:value="0.94325236" calcext:value-type="float">
            <text:p>0,9432523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0.28" calcext:value-type="float">
            <text:p>90,28</text:p>
          </table:table-cell>
          <table:table-cell office:value-type="float" office:value="0.94273839" calcext:value-type="float">
            <text:p>0,9427383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0.27" calcext:value-type="float">
            <text:p>90,27</text:p>
          </table:table-cell>
          <table:table-cell office:value-type="float" office:value="0.95832685" calcext:value-type="float">
            <text:p>0,9583268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0.27" calcext:value-type="float">
            <text:p>90,27</text:p>
          </table:table-cell>
          <table:table-cell office:value-type="float" office:value="0.96212804" calcext:value-type="float">
            <text:p>0,9621280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0.27" calcext:value-type="float">
            <text:p>90,27</text:p>
          </table:table-cell>
          <table:table-cell office:value-type="float" office:value="0.96796842" calcext:value-type="float">
            <text:p>0,9679684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0.27" calcext:value-type="float">
            <text:p>90,27</text:p>
          </table:table-cell>
          <table:table-cell office:value-type="float" office:value="0.95155433" calcext:value-type="float">
            <text:p>0,9515543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0.25" calcext:value-type="float">
            <text:p>90,25</text:p>
          </table:table-cell>
          <table:table-cell office:value-type="float" office:value="0.95250131" calcext:value-type="float">
            <text:p>0,952501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.26" calcext:value-type="float">
            <text:p>90,26</text:p>
          </table:table-cell>
          <table:table-cell office:value-type="float" office:value="0.96983177" calcext:value-type="float">
            <text:p>0,96983177</text:p>
          </table:table-cell>
        </table:table-row>
      </table:table>
      <table:table table:name="VS" table:style-name="ta1">
        <table:shapes>
          <draw:frame draw:z-index="0" draw:style-name="gr1" draw:text-style-name="P1" svg:width="15.999cm" svg:height="8.999cm" svg:x="8.452cm" svg:y="0.709cm">
            <draw:object draw:notify-on-update-of-ranges="VS.A1:VS.A1 VS.A2:VS.A51 VS.B1:VS.B1 VS.B2:VS.B51 VS.C1:VS.C1 VS.C2:VS.C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Эпоха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M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9847484" calcext:value-type="float">
            <text:p>2,29847484</text:p>
          </table:table-cell>
          <table:table-cell office:value-type="float" office:value="1.30960115" calcext:value-type="float">
            <text:p>1,30960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9252971" calcext:value-type="float">
            <text:p>2,29252971</text:p>
          </table:table-cell>
          <table:table-cell office:value-type="float" office:value="0.73488023" calcext:value-type="float">
            <text:p>0,73488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8027289" calcext:value-type="float">
            <text:p>2,28027289</text:p>
          </table:table-cell>
          <table:table-cell office:value-type="float" office:value="0.5863787" calcext:value-type="float">
            <text:p>0,58637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438597" calcext:value-type="float">
            <text:p>2,2438597</text:p>
          </table:table-cell>
          <table:table-cell office:value-type="float" office:value="0.57392349" calcext:value-type="float">
            <text:p>0,573923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5229168" calcext:value-type="float">
            <text:p>2,05229168</text:p>
          </table:table-cell>
          <table:table-cell office:value-type="float" office:value="0.49718215" calcext:value-type="float">
            <text:p>0,49718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2349924" calcext:value-type="float">
            <text:p>1,42349924</text:p>
          </table:table-cell>
          <table:table-cell office:value-type="float" office:value="0.51031763" calcext:value-type="float">
            <text:p>0,510317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9500416" calcext:value-type="float">
            <text:p>1,09500416</text:p>
          </table:table-cell>
          <table:table-cell office:value-type="float" office:value="0.44723953" calcext:value-type="float">
            <text:p>0,447239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794735" calcext:value-type="float">
            <text:p>0,99794735</text:p>
          </table:table-cell>
          <table:table-cell office:value-type="float" office:value="0.47255659" calcext:value-type="float">
            <text:p>0,472556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0151267" calcext:value-type="float">
            <text:p>0,90151267</text:p>
          </table:table-cell>
          <table:table-cell office:value-type="float" office:value="0.47553149" calcext:value-type="float">
            <text:p>0,475531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676237" calcext:value-type="float">
            <text:p>0,86676237</text:p>
          </table:table-cell>
          <table:table-cell office:value-type="float" office:value="0.45433981" calcext:value-type="float">
            <text:p>0,45433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2163158" calcext:value-type="float">
            <text:p>0,82163158</text:p>
          </table:table-cell>
          <table:table-cell office:value-type="float" office:value="0.42020547" calcext:value-type="float">
            <text:p>0,420205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946012" calcext:value-type="float">
            <text:p>0,5946012</text:p>
          </table:table-cell>
          <table:table-cell office:value-type="float" office:value="0.44884834" calcext:value-type="float">
            <text:p>0,448848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4199836" calcext:value-type="float">
            <text:p>0,54199836</text:p>
          </table:table-cell>
          <table:table-cell office:value-type="float" office:value="0.38434297" calcext:value-type="float">
            <text:p>0,384342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6234651" calcext:value-type="float">
            <text:p>0,46234651</text:p>
          </table:table-cell>
          <table:table-cell office:value-type="float" office:value="0.39178227" calcext:value-type="float">
            <text:p>0,391782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996445" calcext:value-type="float">
            <text:p>0,39996445</text:p>
          </table:table-cell>
          <table:table-cell office:value-type="float" office:value="0.46216877" calcext:value-type="float">
            <text:p>0,462168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102172" calcext:value-type="float">
            <text:p>0,4102172</text:p>
          </table:table-cell>
          <table:table-cell office:value-type="float" office:value="0.41974675" calcext:value-type="float">
            <text:p>0,419746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9563596" calcext:value-type="float">
            <text:p>0,39563596</text:p>
          </table:table-cell>
          <table:table-cell office:value-type="float" office:value="0.45978986" calcext:value-type="float">
            <text:p>0,459789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7105286" calcext:value-type="float">
            <text:p>0,37105286</text:p>
          </table:table-cell>
          <table:table-cell office:value-type="float" office:value="0.41541389" calcext:value-type="float">
            <text:p>0,415413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8760124" calcext:value-type="float">
            <text:p>0,38760124</text:p>
          </table:table-cell>
          <table:table-cell office:value-type="float" office:value="0.45723703" calcext:value-type="float">
            <text:p>0,457237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9706472" calcext:value-type="float">
            <text:p>0,39706472</text:p>
          </table:table-cell>
          <table:table-cell office:value-type="float" office:value="0.56967209" calcext:value-type="float">
            <text:p>0,569672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9384527" calcext:value-type="float">
            <text:p>0,39384527</text:p>
          </table:table-cell>
          <table:table-cell office:value-type="float" office:value="0.66289381" calcext:value-type="float">
            <text:p>0,662893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5254923" calcext:value-type="float">
            <text:p>0,35254923</text:p>
          </table:table-cell>
          <table:table-cell office:value-type="float" office:value="0.54151539" calcext:value-type="float">
            <text:p>0,541515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9110372" calcext:value-type="float">
            <text:p>0,39110372</text:p>
          </table:table-cell>
          <table:table-cell office:value-type="float" office:value="0.54152421" calcext:value-type="float">
            <text:p>0,5415242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9074618" calcext:value-type="float">
            <text:p>0,39074618</text:p>
          </table:table-cell>
          <table:table-cell office:value-type="float" office:value="0.61665429" calcext:value-type="float">
            <text:p>0,616654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0537237" calcext:value-type="float">
            <text:p>0,40537237</text:p>
          </table:table-cell>
          <table:table-cell office:value-type="float" office:value="0.6712424" calcext:value-type="float">
            <text:p>0,67124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9351091" calcext:value-type="float">
            <text:p>0,69351091</text:p>
          </table:table-cell>
          <table:table-cell office:value-type="float" office:value="0.65831548" calcext:value-type="float">
            <text:p>0,658315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0020487" calcext:value-type="float">
            <text:p>0,40020487</text:p>
          </table:table-cell>
          <table:table-cell office:value-type="float" office:value="0.63983775" calcext:value-type="float">
            <text:p>0,639837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6723804" calcext:value-type="float">
            <text:p>0,46723804</text:p>
          </table:table-cell>
          <table:table-cell office:value-type="float" office:value="0.70291847" calcext:value-type="float">
            <text:p>0,702918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644623" calcext:value-type="float">
            <text:p>0,40644623</text:p>
          </table:table-cell>
          <table:table-cell office:value-type="float" office:value="0.71527955" calcext:value-type="float">
            <text:p>0,7152795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3192841" calcext:value-type="float">
            <text:p>0,43192841</text:p>
          </table:table-cell>
          <table:table-cell office:value-type="float" office:value="0.76611297" calcext:value-type="float">
            <text:p>0,7661129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5113226" calcext:value-type="float">
            <text:p>0,55113226</text:p>
          </table:table-cell>
          <table:table-cell office:value-type="float" office:value="0.80770712" calcext:value-type="float">
            <text:p>0,807707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45259551" calcext:value-type="float">
            <text:p>0,45259551</text:p>
          </table:table-cell>
          <table:table-cell office:value-type="float" office:value="0.82577125" calcext:value-type="float">
            <text:p>0,825771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3843258" calcext:value-type="float">
            <text:p>0,53843258</text:p>
          </table:table-cell>
          <table:table-cell office:value-type="float" office:value="0.83926817" calcext:value-type="float">
            <text:p>0,8392681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2395728" calcext:value-type="float">
            <text:p>0,62395728</text:p>
          </table:table-cell>
          <table:table-cell office:value-type="float" office:value="0.85771737" calcext:value-type="float">
            <text:p>0,8577173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2513472" calcext:value-type="float">
            <text:p>0,52513472</text:p>
          </table:table-cell>
          <table:table-cell office:value-type="float" office:value="0.86261742" calcext:value-type="float">
            <text:p>0,8626174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6904249" calcext:value-type="float">
            <text:p>0,46904249</text:p>
          </table:table-cell>
          <table:table-cell office:value-type="float" office:value="0.87590669" calcext:value-type="float">
            <text:p>0,8759066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0564347" calcext:value-type="float">
            <text:p>0,60564347</text:p>
          </table:table-cell>
          <table:table-cell office:value-type="float" office:value="0.8861957" calcext:value-type="float">
            <text:p>0,886195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2821067" calcext:value-type="float">
            <text:p>0,52821067</text:p>
          </table:table-cell>
          <table:table-cell office:value-type="float" office:value="0.92209402" calcext:value-type="float">
            <text:p>0,9220940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1068309" calcext:value-type="float">
            <text:p>0,51068309</text:p>
          </table:table-cell>
          <table:table-cell office:value-type="float" office:value="0.91623651" calcext:value-type="float">
            <text:p>0,916236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55627892" calcext:value-type="float">
            <text:p>0,55627892</text:p>
          </table:table-cell>
          <table:table-cell office:value-type="float" office:value="0.89872805" calcext:value-type="float">
            <text:p>0,898728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53344314" calcext:value-type="float">
            <text:p>0,53344314</text:p>
          </table:table-cell>
          <table:table-cell office:value-type="float" office:value="0.93548451" calcext:value-type="float">
            <text:p>0,9354845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53268597" calcext:value-type="float">
            <text:p>0,53268597</text:p>
          </table:table-cell>
          <table:table-cell office:value-type="float" office:value="0.92198271" calcext:value-type="float">
            <text:p>0,9219827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54421621" calcext:value-type="float">
            <text:p>0,54421621</text:p>
          </table:table-cell>
          <table:table-cell office:value-type="float" office:value="0.94325236" calcext:value-type="float">
            <text:p>0,9432523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56596683" calcext:value-type="float">
            <text:p>0,56596683</text:p>
          </table:table-cell>
          <table:table-cell office:value-type="float" office:value="0.94273839" calcext:value-type="float">
            <text:p>0,9427383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2559672" calcext:value-type="float">
            <text:p>0,62559672</text:p>
          </table:table-cell>
          <table:table-cell office:value-type="float" office:value="0.95832685" calcext:value-type="float">
            <text:p>0,9583268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5731668" calcext:value-type="float">
            <text:p>0,65731668</text:p>
          </table:table-cell>
          <table:table-cell office:value-type="float" office:value="0.96212804" calcext:value-type="float">
            <text:p>0,9621280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9909257" calcext:value-type="float">
            <text:p>0,79909257</text:p>
          </table:table-cell>
          <table:table-cell office:value-type="float" office:value="0.96796842" calcext:value-type="float">
            <text:p>0,9679684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8729038" calcext:value-type="float">
            <text:p>0,68729038</text:p>
          </table:table-cell>
          <table:table-cell office:value-type="float" office:value="0.95155433" calcext:value-type="float">
            <text:p>0,9515543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0724706" calcext:value-type="float">
            <text:p>0,70724706</text:p>
          </table:table-cell>
          <table:table-cell office:value-type="float" office:value="0.95250131" calcext:value-type="float">
            <text:p>0,952501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2008184" calcext:value-type="float">
            <text:p>0,72008184</text:p>
          </table:table-cell>
          <table:table-cell office:value-type="float" office:value="0.96983177" calcext:value-type="float">
            <text:p>0,96983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1T08:34:26.374000000</meta:creation-date>
    <dc:date>2024-06-01T08:42:33.654000000</dc:date>
    <meta:editing-duration>PT7M17S</meta:editing-duration>
    <meta:editing-cycles>3</meta:editing-cycles>
    <meta:generator>LibreOffice/7.5.1.2$Windows_X86_64 LibreOffice_project/fcbaee479e84c6cd81291587d2ee68cba099e129</meta:generator>
    <meta:document-statistic meta:table-count="3" meta:cell-count="459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6cm" svg:y="4.201cm" style:legend-expansion="high" chart:style-name="ch2"/>
        <chart:plot-area chart:style-name="ch3" table:cell-range-address="SGD.A1:SGD.A51 SGD.C1:SGD.C51" chart:data-source-has-labels="both" svg:x="0.32cm" svg:y="0.18cm" svg:width="11.476cm" svg:height="8.64cm">
          <chart:coordinate-region svg:x="1.047cm" svg:y="0.379cm" svg:width="10.749cm" svg:height="7.517cm"/>
          <chart:axis chart:dimension="x" chart:name="primary-x" chart:style-name="ch4" chartooo:axis-type="auto">
            <chartooo:date-scale/>
            <chart:categories table:cell-range-address="SGD.A2:SGD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GD.C2:SGD.C51" chart:label-cell-address="SGD.C1:SGD.C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Функция потерь</text:p>
                <draw:g>
                  <svg:desc>SGD.C1:SGD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GD.A2:SGD.A51</svg:desc>
                </draw:g>
              </table:table-cell>
              <table:table-cell office:value-type="float" office:value="2.29847484">
                <text:p>2.29847484</text:p>
                <draw:g>
                  <svg:desc>SGD.C2:SGD.C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9252971">
                <text:p>2.292529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28027289">
                <text:p>2.280272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2438597">
                <text:p>2.24385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05229168">
                <text:p>2.052291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42349924">
                <text:p>1.42349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9500416">
                <text:p>1.095004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794735">
                <text:p>0.997947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0151267">
                <text:p>0.901512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6676237">
                <text:p>0.866762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2163158">
                <text:p>0.821631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946012">
                <text:p>0.594601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4199836">
                <text:p>0.5419983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6234651">
                <text:p>0.4623465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9996445">
                <text:p>0.3999644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102172">
                <text:p>0.410217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9563596">
                <text:p>0.3956359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37105286">
                <text:p>0.3710528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38760124">
                <text:p>0.3876012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39706472">
                <text:p>0.3970647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39384527">
                <text:p>0.3938452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5254923">
                <text:p>0.3525492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39110372">
                <text:p>0.3911037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9074618">
                <text:p>0.3907461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40537237">
                <text:p>0.4053723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9351091">
                <text:p>0.6935109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40020487">
                <text:p>0.4002048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46723804">
                <text:p>0.4672380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40644623">
                <text:p>0.4064462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43192841">
                <text:p>0.4319284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55113226">
                <text:p>0.5511322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45259551">
                <text:p>0.4525955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3843258">
                <text:p>0.53843258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2395728">
                <text:p>0.62395728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52513472">
                <text:p>0.5251347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46904249">
                <text:p>0.4690424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60564347">
                <text:p>0.6056434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52821067">
                <text:p>0.5282106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51068309">
                <text:p>0.51068309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55627892">
                <text:p>0.5562789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53344314">
                <text:p>0.5334431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53268597">
                <text:p>0.5326859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54421621">
                <text:p>0.5442162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56596683">
                <text:p>0.56596683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62559672">
                <text:p>0.6255967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65731668">
                <text:p>0.65731668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79909257">
                <text:p>0.79909257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68729038">
                <text:p>0.68729038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70724706">
                <text:p>0.7072470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2008184">
                <text:p>0.72008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2.115cm" svg:y="4.2cm" style:legend-expansion="high" chart:style-name="ch2"/>
        <chart:plot-area chart:style-name="ch3" table:cell-range-address="SMD.A1:SMD.A51 SMD.C1:SMD.C51" chart:data-source-has-labels="both" svg:x="0.319cm" svg:y="0.179cm" svg:width="11.477cm" svg:height="8.641cm">
          <chart:coordinate-region svg:x="1.046cm" svg:y="0.378cm" svg:width="10.75cm" svg:height="7.517cm"/>
          <chart:axis chart:dimension="x" chart:name="primary-x" chart:style-name="ch4" chartooo:axis-type="auto">
            <chartooo:date-scale/>
            <chart:categories table:cell-range-address="SMD.A2:SMD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MD.C2:SMD.C51" chart:label-cell-address="SMD.C1:SMD.C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Функция потерь</text:p>
                <draw:g>
                  <svg:desc>SMD.C1:SMD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MD.A2:SMD.A51</svg:desc>
                </draw:g>
              </table:table-cell>
              <table:table-cell office:value-type="float" office:value="1.30960115">
                <text:p>1.30960115</text:p>
                <draw:g>
                  <svg:desc>SMD.C2:SMD.C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3488023">
                <text:p>0.734880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863787">
                <text:p>0.58637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392349">
                <text:p>0.573923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9718215">
                <text:p>0.497182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1031763">
                <text:p>0.510317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4723953">
                <text:p>0.447239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7255659">
                <text:p>0.472556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7553149">
                <text:p>0.475531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5433981">
                <text:p>0.454339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2020547">
                <text:p>0.420205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4884834">
                <text:p>0.4488483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8434297">
                <text:p>0.3843429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9178227">
                <text:p>0.3917822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6216877">
                <text:p>0.4621687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1974675">
                <text:p>0.4197467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45978986">
                <text:p>0.4597898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1541389">
                <text:p>0.4154138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5723703">
                <text:p>0.4572370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6967209">
                <text:p>0.5696720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6289381">
                <text:p>0.6628938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4151539">
                <text:p>0.5415153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54152421">
                <text:p>0.5415242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1665429">
                <text:p>0.6166542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712424">
                <text:p>0.671242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5831548">
                <text:p>0.6583154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3983775">
                <text:p>0.6398377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70291847">
                <text:p>0.7029184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71527955">
                <text:p>0.7152795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76611297">
                <text:p>0.7661129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80770712">
                <text:p>0.8077071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82577125">
                <text:p>0.8257712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83926817">
                <text:p>0.8392681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85771737">
                <text:p>0.8577173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86261742">
                <text:p>0.8626174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87590669">
                <text:p>0.8759066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8861957">
                <text:p>0.886195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92209402">
                <text:p>0.9220940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91623651">
                <text:p>0.9162365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89872805">
                <text:p>0.8987280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93548451">
                <text:p>0.9354845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92198271">
                <text:p>0.92198271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94325236">
                <text:p>0.9432523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94273839">
                <text:p>0.9427383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95832685">
                <text:p>0.9583268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96212804">
                <text:p>0.9621280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96796842">
                <text:p>0.96796842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95155433">
                <text:p>0.9515543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95250131">
                <text:p>0.9525013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6983177">
                <text:p>0.969831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952cm" style:legend-expansion="high" chart:style-name="ch2"/>
        <chart:plot-area chart:style-name="ch3" table:cell-range-address="VS.A1:VS.C51" chart:data-source-has-labels="both" svg:x="0.32cm" svg:y="0.18cm" svg:width="13.249cm" svg:height="8.64cm">
          <chart:coordinate-region svg:x="1.047cm" svg:y="0.379cm" svg:width="12.522cm" svg:height="7.517cm"/>
          <chart:axis chart:dimension="x" chart:name="primary-x" chart:style-name="ch4" chartooo:axis-type="auto">
            <chartooo:date-scale/>
            <chart:categories table:cell-range-address="VS.A2:VS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S.B2:VS.B51" chart:label-cell-address="VS.B1:VS.B1" chart:class="chart:line">
            <chart:data-point chart:repeated="50"/>
          </chart:series>
          <chart:series chart:style-name="ch7" chart:values-cell-range-address="VS.C2:VS.C51" chart:label-cell-address="VS.C1:VS.C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D</text:p>
                <draw:g>
                  <svg:desc>VS.B1:VS.B1</svg:desc>
                </draw:g>
              </table:table-cell>
              <table:table-cell office:value-type="string">
                <text:p>SMD</text:p>
                <draw:g>
                  <svg:desc>VS.C1:VS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VS.A2:VS.A51</svg:desc>
                </draw:g>
              </table:table-cell>
              <table:table-cell office:value-type="float" office:value="2.29847484">
                <text:p>2.29847484</text:p>
                <draw:g>
                  <svg:desc>VS.B2:VS.B51</svg:desc>
                </draw:g>
              </table:table-cell>
              <table:table-cell office:value-type="float" office:value="1.30960115">
                <text:p>1.30960115</text:p>
                <draw:g>
                  <svg:desc>VS.C2:VS.C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9252971">
                <text:p>2.29252971</text:p>
              </table:table-cell>
              <table:table-cell office:value-type="float" office:value="0.73488023">
                <text:p>0.734880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28027289">
                <text:p>2.28027289</text:p>
              </table:table-cell>
              <table:table-cell office:value-type="float" office:value="0.5863787">
                <text:p>0.58637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2438597">
                <text:p>2.2438597</text:p>
              </table:table-cell>
              <table:table-cell office:value-type="float" office:value="0.57392349">
                <text:p>0.5739234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05229168">
                <text:p>2.05229168</text:p>
              </table:table-cell>
              <table:table-cell office:value-type="float" office:value="0.49718215">
                <text:p>0.497182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42349924">
                <text:p>1.42349924</text:p>
              </table:table-cell>
              <table:table-cell office:value-type="float" office:value="0.51031763">
                <text:p>0.510317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9500416">
                <text:p>1.09500416</text:p>
              </table:table-cell>
              <table:table-cell office:value-type="float" office:value="0.44723953">
                <text:p>0.447239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794735">
                <text:p>0.99794735</text:p>
              </table:table-cell>
              <table:table-cell office:value-type="float" office:value="0.47255659">
                <text:p>0.472556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0151267">
                <text:p>0.90151267</text:p>
              </table:table-cell>
              <table:table-cell office:value-type="float" office:value="0.47553149">
                <text:p>0.475531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6676237">
                <text:p>0.86676237</text:p>
              </table:table-cell>
              <table:table-cell office:value-type="float" office:value="0.45433981">
                <text:p>0.454339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2163158">
                <text:p>0.82163158</text:p>
              </table:table-cell>
              <table:table-cell office:value-type="float" office:value="0.42020547">
                <text:p>0.420205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946012">
                <text:p>0.5946012</text:p>
              </table:table-cell>
              <table:table-cell office:value-type="float" office:value="0.44884834">
                <text:p>0.4488483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4199836">
                <text:p>0.54199836</text:p>
              </table:table-cell>
              <table:table-cell office:value-type="float" office:value="0.38434297">
                <text:p>0.3843429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6234651">
                <text:p>0.46234651</text:p>
              </table:table-cell>
              <table:table-cell office:value-type="float" office:value="0.39178227">
                <text:p>0.3917822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9996445">
                <text:p>0.39996445</text:p>
              </table:table-cell>
              <table:table-cell office:value-type="float" office:value="0.46216877">
                <text:p>0.4621687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102172">
                <text:p>0.4102172</text:p>
              </table:table-cell>
              <table:table-cell office:value-type="float" office:value="0.41974675">
                <text:p>0.4197467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39563596">
                <text:p>0.39563596</text:p>
              </table:table-cell>
              <table:table-cell office:value-type="float" office:value="0.45978986">
                <text:p>0.4597898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37105286">
                <text:p>0.37105286</text:p>
              </table:table-cell>
              <table:table-cell office:value-type="float" office:value="0.41541389">
                <text:p>0.4154138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38760124">
                <text:p>0.38760124</text:p>
              </table:table-cell>
              <table:table-cell office:value-type="float" office:value="0.45723703">
                <text:p>0.4572370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39706472">
                <text:p>0.39706472</text:p>
              </table:table-cell>
              <table:table-cell office:value-type="float" office:value="0.56967209">
                <text:p>0.5696720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39384527">
                <text:p>0.39384527</text:p>
              </table:table-cell>
              <table:table-cell office:value-type="float" office:value="0.66289381">
                <text:p>0.6628938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35254923">
                <text:p>0.35254923</text:p>
              </table:table-cell>
              <table:table-cell office:value-type="float" office:value="0.54151539">
                <text:p>0.5415153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39110372">
                <text:p>0.39110372</text:p>
              </table:table-cell>
              <table:table-cell office:value-type="float" office:value="0.54152421">
                <text:p>0.5415242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39074618">
                <text:p>0.39074618</text:p>
              </table:table-cell>
              <table:table-cell office:value-type="float" office:value="0.61665429">
                <text:p>0.6166542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40537237">
                <text:p>0.40537237</text:p>
              </table:table-cell>
              <table:table-cell office:value-type="float" office:value="0.6712424">
                <text:p>0.671242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9351091">
                <text:p>0.69351091</text:p>
              </table:table-cell>
              <table:table-cell office:value-type="float" office:value="0.65831548">
                <text:p>0.6583154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40020487">
                <text:p>0.40020487</text:p>
              </table:table-cell>
              <table:table-cell office:value-type="float" office:value="0.63983775">
                <text:p>0.6398377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46723804">
                <text:p>0.46723804</text:p>
              </table:table-cell>
              <table:table-cell office:value-type="float" office:value="0.70291847">
                <text:p>0.7029184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40644623">
                <text:p>0.40644623</text:p>
              </table:table-cell>
              <table:table-cell office:value-type="float" office:value="0.71527955">
                <text:p>0.7152795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43192841">
                <text:p>0.43192841</text:p>
              </table:table-cell>
              <table:table-cell office:value-type="float" office:value="0.76611297">
                <text:p>0.7661129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55113226">
                <text:p>0.55113226</text:p>
              </table:table-cell>
              <table:table-cell office:value-type="float" office:value="0.80770712">
                <text:p>0.8077071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45259551">
                <text:p>0.45259551</text:p>
              </table:table-cell>
              <table:table-cell office:value-type="float" office:value="0.82577125">
                <text:p>0.8257712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3843258">
                <text:p>0.53843258</text:p>
              </table:table-cell>
              <table:table-cell office:value-type="float" office:value="0.83926817">
                <text:p>0.8392681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2395728">
                <text:p>0.62395728</text:p>
              </table:table-cell>
              <table:table-cell office:value-type="float" office:value="0.85771737">
                <text:p>0.8577173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52513472">
                <text:p>0.52513472</text:p>
              </table:table-cell>
              <table:table-cell office:value-type="float" office:value="0.86261742">
                <text:p>0.8626174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46904249">
                <text:p>0.46904249</text:p>
              </table:table-cell>
              <table:table-cell office:value-type="float" office:value="0.87590669">
                <text:p>0.8759066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60564347">
                <text:p>0.60564347</text:p>
              </table:table-cell>
              <table:table-cell office:value-type="float" office:value="0.8861957">
                <text:p>0.886195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52821067">
                <text:p>0.52821067</text:p>
              </table:table-cell>
              <table:table-cell office:value-type="float" office:value="0.92209402">
                <text:p>0.9220940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51068309">
                <text:p>0.51068309</text:p>
              </table:table-cell>
              <table:table-cell office:value-type="float" office:value="0.91623651">
                <text:p>0.9162365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55627892">
                <text:p>0.55627892</text:p>
              </table:table-cell>
              <table:table-cell office:value-type="float" office:value="0.89872805">
                <text:p>0.8987280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53344314">
                <text:p>0.53344314</text:p>
              </table:table-cell>
              <table:table-cell office:value-type="float" office:value="0.93548451">
                <text:p>0.9354845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53268597">
                <text:p>0.53268597</text:p>
              </table:table-cell>
              <table:table-cell office:value-type="float" office:value="0.92198271">
                <text:p>0.92198271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54421621">
                <text:p>0.54421621</text:p>
              </table:table-cell>
              <table:table-cell office:value-type="float" office:value="0.94325236">
                <text:p>0.9432523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56596683">
                <text:p>0.56596683</text:p>
              </table:table-cell>
              <table:table-cell office:value-type="float" office:value="0.94273839">
                <text:p>0.9427383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62559672">
                <text:p>0.62559672</text:p>
              </table:table-cell>
              <table:table-cell office:value-type="float" office:value="0.95832685">
                <text:p>0.9583268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65731668">
                <text:p>0.65731668</text:p>
              </table:table-cell>
              <table:table-cell office:value-type="float" office:value="0.96212804">
                <text:p>0.9621280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79909257">
                <text:p>0.79909257</text:p>
              </table:table-cell>
              <table:table-cell office:value-type="float" office:value="0.96796842">
                <text:p>0.96796842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68729038">
                <text:p>0.68729038</text:p>
              </table:table-cell>
              <table:table-cell office:value-type="float" office:value="0.95155433">
                <text:p>0.9515543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70724706">
                <text:p>0.70724706</text:p>
              </table:table-cell>
              <table:table-cell office:value-type="float" office:value="0.95250131">
                <text:p>0.9525013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2008184">
                <text:p>0.72008184</text:p>
              </table:table-cell>
              <table:table-cell office:value-type="float" office:value="0.96983177">
                <text:p>0.969831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